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9e87d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9e87d" style:font-size-asian="14pt" style:font-size-complex="14pt"/>
    </style:style>
    <style:style style:name="P4" style:family="paragraph" style:parent-style-name="Standard">
      <style:text-properties fo:font-size="14pt" officeooo:paragraph-rsid="001fa437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22a0e0" officeooo:paragraph-rsid="001fa43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fc47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2c91e" style:font-weight-asian="bold" style:font-weight-complex="bold"/>
    </style:style>
    <style:style style:name="T5" style:family="text">
      <style:text-properties fo:font-weight="bold" officeooo:rsid="0022e71a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23ba8f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19e87d"/>
    </style:style>
    <style:style style:name="T10" style:family="text">
      <style:text-properties officeooo:rsid="0032c91e"/>
    </style:style>
    <style:style style:name="T11" style:family="text">
      <style:text-properties officeooo:rsid="001ce879"/>
    </style:style>
    <style:style style:name="T12" style:family="text">
      <style:text-properties officeooo:rsid="0022e7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8">ΑΙΤΗΣΗ</text:span><text:tab/><text:tab/><text:tab/><text:tab/><text:tab/>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2">Βαθμός……………………………………</text:p>
      <text:p text:style-name="P3">Οργανική Θέση<text:span text:style-name="T1">: [PRIMARY_SCHOOL]</text:span></text:p>
      <text:p text:style-name="P3">Θέση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6"><text:span text:style-name="T1">ΘΕΜΑ</text:span>: <text:span text:style-name="T6">Χορήγηση αναρρωτικής άδειας </text:span><text:span text:style-name="T7">λόγω</text:span><text:span text:style-name="T6"> επαπειλούμενης κύησης</text:span></text:p>
      <text:p text:style-name="P2"/>
      <text:p text:style-name="P2"/>
      <text:p text:style-name="P2">1.Συνολικός χρόνος υπηρεσίας:</text:p>
      <text:p text:style-name="P2">………………………………………………………………………………</text:p>
      <text:p text:style-name="P2">2. Χορηγηθείσα αναρρωτική άδεια τελευταίας πενταετίας:</text:p>
      <text:p text:style-name="P2">…………………………………………………………………………………3.Χορηγηθείσα αναρρωτική άδεια τρέχοντος ημερολογιακού έτους:</text:p>
      <text:p text:style-name="P7">ΠΡΟΣ</text:p>
      <text:p text:style-name="P2"/>
      <text:p text:style-name="P2"/>
      <text:p text:style-name="P2">Τ<text:span text:style-name="T9">ον</text:span> κ. Δ/ντή του <text:span text:style-name="T9">1ου ΕΠΑΛ Μοιρών</text:span></text:p>
      <text:p text:style-name="P2"/>
      <text:p text:style-name="P3">Παρακαλώ να μου χορηγήσετε αναρρωτική άδεια βάσει των άρθρων 54, 55. 56 του Ν.3528/9-02-2007, ΦΕΚ 26 τ.Α όπως αντ<text:span text:style-name="T11">ι</text:span>καταστάθηκαν από τα άρθρα 2,3 του Ν. 4210/2013 (ΦΕΚ 254 Α’) <text:span text:style-name="T10">για </text:span><text:span text:style-name="T2">[DURATION]</text:span> <text:s/>από <text:span text:style-name="T3">[START_DATE]</text:span> <text:span text:style-name="T12">λόγω </text:span><text:span text:style-name="T5">επαπειλούμενης κύησης</text:span><text:span text:style-name="T12">.</text:span></text:p>
      <text:p text:style-name="P2"/>
      <text:p text:style-name="P2">Μαζί υποβάλλω ή :</text:p>
      <text:p text:style-name="P2"/>
      <text:p text:style-name="P2"><text:span text:style-name="T12">α</text:span>) γνωμάτευση Θεράποντα <text:s/>Ιατρού</text:p>
      <text:p text:style-name="P2">…………………………………………………………………………………</text:p>
      <text:p text:style-name="P2"><text:span text:style-name="T12">β</text:span>) γνωμάτευση Νοσηλευτικού Ιδρύματος</text:p>
      <text:p text:style-name="P2">……………………………………………………………………………</text:p>
      <text:p text:style-name="P2"><text:span text:style-name="T12">γ</text:span>) γνωμάτευση <text:s/>Α/θμιας Υγειονομικής Επιτροπής</text:p>
      <text:p text:style-name="P3">……………………………………………………………………………</text:p>
      <text:p text:style-name="P2"/>
      <text:p text:style-name="P4">Ημερομηνία: ……………………………..</text:p>
      <text:p text:style-name="P4"/>
      <text:p text:style-name="P5">[APPLICANT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Προεπιλεγμένη_20_γραμματοσειρά1" style:display-name="Προεπιλεγμένη γραμματοσειρά1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 text:start-value="3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9e87d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2:58:00</meta:creation-date>
    <dc:creator>Ιωάννης Χαριτάκης</dc:creator>
    <dc:date>2018-03-13T07:12:47.696666295</dc:date>
    <meta:print-date>2008-04-03T09:59:00</meta:print-date>
    <meta:editing-cycles>10</meta:editing-cycles>
    <meta:editing-duration>PT14M56S</meta:editing-duration>
    <meta:generator>LibreOffice/6.0.2.1.0$Linux_X86_64 LibreOffice_project/00m0$Build-1</meta:generator>
    <meta:document-statistic meta:table-count="0" meta:image-count="0" meta:object-count="0" meta:page-count="1" meta:paragraph-count="30" meta:word-count="126" meta:character-count="1107" meta:non-whitespace-character-count="999"/>
  </office:meta>
</office:document-meta>
</file>